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questAttributes.executeRequestDestructionCallbac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questAttributes.registerRequest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questAttributes.removeRequestDestructionCallback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questAttributes.request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questAttributes.isRequest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